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ce5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3847d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61ce5e" officeooo:paragraph-rsid="0061ce5e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3847d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7c62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ce5e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3847d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39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40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3847d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5e419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e419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size="12pt" fo:font-weight="normal" officeooo:rsid="0065e419" officeooo:paragraph-rsid="0065e419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  <style:style style:name="T64" style:family="text">
      <style:text-properties officeooo:rsid="0061ce5e"/>
    </style:style>
    <style:style style:name="T65" style:family="text">
      <style:text-properties officeooo:rsid="0063847d"/>
    </style:style>
    <style:style style:name="T66" style:family="text">
      <style:text-properties officeooo:rsid="00657c62"/>
    </style:style>
    <style:style style:name="T67" style:family="text">
      <style:text-properties officeooo:rsid="0065e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70"/>
      <text:p text:style-name="P170"/>
      <text:p text:style-name="P17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70"/>
      <text:p text:style-name="P17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70"/>
      <text:p text:style-name="P170"/>
      <text:p text:style-name="P17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70"/>
      <text:p text:style-name="P17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71"/>
      <text:p text:style-name="P18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7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7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7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7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8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75"/>
      <text:p text:style-name="P175"/>
      <text:p text:style-name="P17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75"/>
      <text:p text:style-name="P175"/>
      <text:p text:style-name="P17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7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7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7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7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8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83"/>
      <text:p text:style-name="P18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8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8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86"/>
      <text:p text:style-name="P18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8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87"/>
      <text:p text:style-name="P18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88"/>
      <text:p text:style-name="P18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8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33"/>
      <text:p text:style-name="P18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9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9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92"/>
      <text:p text:style-name="P19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9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93"/>
      <text:p text:style-name="P193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94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94"/>
      <text:p text:style-name="P194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94">D<text:span text:style-name="T12">imecres<text:tab/>22/11/23</text:span><text:span text:style-name="T24"> </text:span></text:p>
      <text:p text:style-name="P222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94"/>
      <text:p text:style-name="P194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95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34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9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23">01, 04 i 05/12/23</text:p>
      <text:p text:style-name="P78">Període d'exàmens.</text:p>
      <text:p text:style-name="P57"/>
      <text:p text:style-name="P197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98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99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200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201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202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203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204"/>
      <text:p text:style-name="P204">************************************ <text:s text:c="2"/><text:span text:style-name="T34">2024 <text:s text:c="2"/></text:span>************************************</text:p>
      <text:p text:style-name="P204"/>
      <text:p text:style-name="P204"/>
      <text:p text:style-name="P204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205"/>
      <text:p text:style-name="P235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206"/>
      <text:p text:style-name="P206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207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08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09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10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11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12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12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13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14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15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15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15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16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36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17"/>
      <text:p text:style-name="P217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18"/>
      <text:p text:style-name="P218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19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20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20"/>
      <text:p text:style-name="P220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20"/>
      <text:p text:style-name="P221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24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25">Di<text:span text:style-name="T48">marts</text:span><text:tab/><text:span text:style-name="T48">20</text:span>/02/24</text:p>
      <text:p text:style-name="P136">Examen</text:p>
      <text:p text:style-name="P136"/>
      <text:p text:style-name="P225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26">Di<text:span text:style-name="T49">jous</text:span><text:tab/><text:span text:style-name="T48">22</text:span>/02/24</text:p>
      <text:p text:style-name="P137">Preparació examen motors.</text:p>
      <text:p text:style-name="P137"/>
      <text:p text:style-name="P227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37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39"><text:a xlink:type="simple" xlink:href="https://youtu.be/ec50pX_0N4s?si=PMXcHEAsMXVJuHJx">https://youtu.be/ec50pX_0N4s?si=PMXcHEAsMXVJuHJx</text:a></text:p>
      <text:p text:style-name="P150">Veure video corrosio</text:p>
      <text:p text:style-name="P240">https://youtu.be/xow45w9YhM4?si=v2ncdJx6ND6NsMWa</text:p>
      <text:p text:style-name="P238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8">Examens recuperació.</text:p>
      <text:p text:style-name="P158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9">Terminem de comentar <text:a xlink:type="simple" xlink:href="https://youtu.be/IWZ2ty5V6Ys?si=GB_v2VtsGGPNidoD"><text:span text:style-name="T61">vídeo soldadura 2</text:span></text:a><text:span text:style-name="T61">.</text:span></text:p>
      <text:p text:style-name="P159">Comentem <text:a xlink:type="simple" xlink:href="https://paulinoposada.github.io/web_mec/documents/soldadura/practica_cub.pdf">pràctica cub</text:a>.</text:p>
      <text:p text:style-name="P232"/>
      <text:p text:style-name="P228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0">Comentem document <text:a xlink:type="simple" xlink:href="https://paulinoposada.github.io/web_mec/documents/soldadura/practica_cub.pdf">practica_cub.pdf</text:a>.</text:p>
      <text:p text:style-name="P155"/>
      <text:p text:style-name="P160">Baixem al taller i continuem amb pràctica cub.</text:p>
      <text:p text:style-name="P160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4">Tasca informe pràctica cub: entregar imatges 3-1 a 4 abans del 22/03/24.</text:p>
      <text:p text:style-name="P164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5">Pràctica cub amb Grup 1.</text:p>
      <text:p text:style-name="P165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5">Comentem informe pràctica cub.</text:p>
      <text:p text:style-name="P165"/>
      <text:p text:style-name="P229">Di<text:span text:style-name="T52">lluns</text:span><text:tab/><text:span text:style-name="T63">25</text:span>/0<text:span text:style-name="T52">3</text:span>/24</text:p>
      <text:p text:style-name="P157"/>
      <text:p text:style-name="P157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6">Comentem clasificació dels cordons de soldadura</text:p>
      <text:p text:style-name="P166"/>
      <text:p text:style-name="P161">Comentem document <text:a xlink:type="simple" xlink:href="https://paulinoposada.github.io/web_mec/documents/soldadura/practica_cub.pdf">practica_cub.pdf</text:a>.</text:p>
      <text:p text:style-name="P157"/>
      <text:p text:style-name="P161">Baixem al taller i continuem amb pràctica cub.</text:p>
      <text:p text:style-name="P230"><text:soft-page-break/>Di<text:span text:style-name="T52">lluns</text:span><text:tab/><text:span text:style-name="T64">08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230"/>
      <text:p text:style-name="P230">Di<text:span text:style-name="T64">marts</text:span><text:tab/><text:span text:style-name="T64">09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0">Di<text:span text:style-name="T64">mecres</text:span><text:tab/><text:span text:style-name="T64">10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0">Di<text:span text:style-name="T64">jous</text:span><text:tab/><text:tab/><text:span text:style-name="T64">11</text:span>/0<text:span text:style-name="T64">4</text:span>/24</text:p>
      <text:p text:style-name="P167">Mirem <text:a xlink:type="simple" xlink:href="https://www.youtube.com/watch?si=0pHTDntGJ1OqexsG&amp;v=laXJcA19WpI&amp;feature=youtu.be">vídeo soldadura MIG / MAG 1</text:a></text:p>
      <text:p text:style-name="P230"/>
      <text:p text:style-name="P231">Di<text:span text:style-name="T52">lluns</text:span><text:tab/><text:span text:style-name="T65">15</text:span>/0<text:span text:style-name="T64">4</text:span>/24</text:p>
      <text:p text:style-name="P168">Comentem preguntes 1 a 5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231"/>
      <text:p text:style-name="P231">Di<text:span text:style-name="T64">marts</text:span><text:tab/><text:span text:style-name="T65">16</text:span>/0<text:span text:style-name="T64">4</text:span>/24</text:p>
      <text:p text:style-name="P169">Comentem preguntes <text:span text:style-name="T66">6</text:span> a <text:span text:style-name="T66">14</text:span>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163"/>
      <text:p text:style-name="P245">Di<text:span text:style-name="T64">mecres</text:span><text:tab/><text:span text:style-name="T65">17</text:span>/0<text:span text:style-name="T64">4</text:span>/24</text:p>
      <text:p text:style-name="P242">Baixem al taller i continuem amb <text:a xlink:type="simple" xlink:href="https://paulinoposada.github.io/web_mec/documents/soldadura/practica_cub.pdf">practica_cub.pdf</text:a>.</text:p>
      <text:p text:style-name="P244">Poso tarea de respondre a les <text:a xlink:type="simple" xlink:href="https://paulinoposada.github.io/web_mec/documents/soldadura/preguntas_tig.pdf">preguntes relatives a la soldadura TIG</text:a>.</text:p>
      <text:p text:style-name="P244"/>
      <text:p text:style-name="P245">Di<text:span text:style-name="T67">jous</text:span><text:tab/><text:tab/><text:span text:style-name="T65">18</text:span>/0<text:span text:style-name="T64">4</text:span>/24</text:p>
      <text:p text:style-name="P243">Comentem preguntes <text:span text:style-name="T67">15</text:span> a <text:span text:style-name="T66">18</text:span> del document <text:a xlink:type="simple" xlink:href="https://paulinoposada.github.io/web_mec/documents/soldadura/preguntas_mig_mag.pdf">preguntas_MIG_MAG.pdf</text:a></text:p>
      <text:p text:style-name="P242"/>
      <text:p text:style-name="P245">Di<text:span text:style-name="T52">lluns</text:span><text:tab/><text:span text:style-name="T67">22</text:span>/0<text:span text:style-name="T64">4</text:span>/24</text:p>
      <text:p text:style-name="P243">Comentem <text:span text:style-name="T67">informe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42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45"/>
      <text:p text:style-name="P245">Di<text:span text:style-name="T64">marts</text:span><text:tab/><text:span text:style-name="T67">23</text:span>/0<text:span text:style-name="T64">4</text:span>/24</text:p>
      <text:p text:style-name="P242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42"/>
      <text:p text:style-name="P245">Di<text:span text:style-name="T64">mecres</text:span><text:tab/><text:span text:style-name="T67">24</text:span>/0<text:span text:style-name="T64">4</text:span>/24</text:p>
      <text:p text:style-name="P242"/>
      <text:p text:style-name="P242"/>
      <text:p text:style-name="P245">Di<text:span text:style-name="T67">jous</text:span><text:tab/><text:tab/><text:span text:style-name="T67">25</text:span>/0<text:span text:style-name="T64">4</text:span>/24</text:p>
      <text:p text:style-name="P243"/>
      <text:p text:style-name="P2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4-23T09:36:42.136260429</dc:date>
    <meta:editing-duration>PT1H9M42S</meta:editing-duration>
    <meta:editing-cycles>98</meta:editing-cycles>
    <meta:document-statistic meta:table-count="0" meta:image-count="0" meta:object-count="0" meta:page-count="10" meta:paragraph-count="295" meta:word-count="1422" meta:character-count="10052" meta:non-whitespace-character-count="8867"/>
  </office:meta>
</office:document-meta>
</file>